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Heading_20_2">
      <style:text-properties fo:font-size="18pt" style:font-size-asian="18pt" style:font-size-complex="18pt"/>
    </style:style>
    <style:style style:name="P3" style:family="paragraph" style:parent-style-name="Heading_20_3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Heading_20_3">
      <style:text-properties fo:font-size="14pt" style:font-size-asian="14pt" style:font-size-complex="14pt"/>
    </style:style>
    <style:style style:name="P5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ext_20_body" style:list-style-name="L18">
      <style:text-properties fo:font-size="14pt" style:font-size-asian="14pt" style:font-size-complex="14pt"/>
    </style:style>
    <style:style style:name="P8" style:family="paragraph" style:parent-style-name="Text_20_body" style:list-style-name="L10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>
      <style:text-properties officeooo:rsid="0018f530" officeooo:paragraph-rsid="0018f530"/>
    </style:style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1"/>
    <style:style style:name="P15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16" style:family="paragraph" style:parent-style-name="Text_20_body">
      <style:text-properties fo:font-size="18pt" style:font-size-asian="18pt" style:font-size-complex="18pt"/>
    </style:style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P25" style:family="paragraph" style:parent-style-name="Text_20_body" style:list-style-name="L20"/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347bb" style:font-size-asian="14pt" style:font-size-complex="14pt"/>
    </style:style>
    <style:style style:name="T3" style:family="text">
      <style:text-properties fo:font-size="14pt" officeooo:rsid="0018f530" style:font-size-asian="14pt" style:font-size-complex="14pt"/>
    </style:style>
    <style:style style:name="T4" style:family="text">
      <style:text-properties fo:font-size="14pt" officeooo:rsid="00194ee7" style:font-size-asian="14pt" style:font-size-complex="14pt"/>
    </style:style>
    <style:style style:name="T5" style:family="text">
      <style:text-properties fo:font-size="14pt" officeooo:rsid="0019d82c" style:font-size-asian="14pt" style:font-size-complex="14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347bb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94ee7" style:font-size-asian="14pt" style:font-weight-asian="normal" style:font-size-complex="14pt" style:font-weight-complex="normal"/>
    </style:style>
    <style:style style:name="T9" style:family="text">
      <style:text-properties fo:font-size="14pt" fo:font-style="normal" officeooo:rsid="001347bb" style:font-size-asian="14pt" style:font-style-asian="normal" style:font-size-complex="14pt" style:font-style-complex="normal"/>
    </style:style>
    <style:style style:name="T10" style:family="text">
      <style:text-properties fo:font-size="14pt" fo:font-style="normal" fo:font-weight="normal" officeooo:rsid="001347bb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6pt" fo:font-style="normal" officeooo:rsid="001347bb" style:font-size-asian="16pt" style:font-style-asian="normal" style:font-size-complex="16pt" style:font-style-complex="normal"/>
    </style:style>
    <style:style style:name="T12" style:family="text">
      <style:text-properties fo:font-size="16pt" fo:font-style="normal" officeooo:rsid="00194ee7" style:font-size-asian="16pt" style:font-style-asian="normal" style:font-size-complex="16pt" style:font-style-complex="normal"/>
    </style:style>
    <style:style style:name="T13" style:family="text">
      <style:text-properties fo:font-size="16pt" fo:font-style="normal" fo:font-weight="bold" officeooo:rsid="001347bb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normal" officeooo:rsid="001347bb" style:font-style-asian="normal" style:font-style-complex="normal"/>
    </style:style>
    <style:style style:name="T16" style:family="text">
      <style:text-properties fo:font-weight="normal" officeooo:rsid="001347bb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Emphasis"><text:span text:style-name="T15">Introduction &amp; Business Value</text:span></text:span></text:h>
      <text:p text:style-name="Text_20_body"><text:span text:style-name="T1">Vercel is a </text:span><text:span text:style-name="Strong_20_Emphasis"><text:span text:style-name="T6">cloud platform</text:span></text:span><text:span text:style-name="T1"> (originating from the team behind Next.js) specializing in </text:span><text:span text:style-name="Strong_20_Emphasis"><text:span text:style-name="T6">serverless, edge deployments, and rapid front-end hosting</text:span></text:span><text:span text:style-name="T6">. </text:span><text:span text:style-name="T1">While many see Vercel as a “hosting solution,” in practice it’s become a </text:span><text:span text:style-name="Strong_20_Emphasis"><text:span text:style-name="T6">fully integrated toolkit</text:span></text:span><text:span text:style-name="T1"> for quickly building, previewing, testing, and deploying modern web applications—particularly those with a design- or prototype-heavy workflow.</text:span></text:p>
      <text:p text:style-name="P6">For design-oriented teams, Vercel offers:</text:p>
      <text:p text:style-name="P6"/>
      <text:list xml:id="list2209934708" text:style-name="L5">
        <text:list-item>
          <text:p text:style-name="P9"><text:span text:style-name="Strong_20_Emphasis"><text:span text:style-name="T1">Quick spin-up of prototypes and interactive designs</text:span></text:span><text:span text:style-name="T1"> (e.g., live mockups) with minimal DevOps overhead.</text:span></text:p>
        </text:list-item>
        <text:list-item>
          <text:p text:style-name="P9"><text:span text:style-name="Strong_20_Emphasis"><text:span text:style-name="T1">Integration with popular frameworks</text:span></text:span><text:span text:style-name="T1"> (Next.js, SvelteKit, Nuxt, etc.) that are often used to translate design prototypes into real code.</text:span></text:p>
        </text:list-item>
        <text:list-item>
          <text:p text:style-name="P9"><text:span text:style-name="Strong_20_Emphasis"><text:span text:style-name="T1">AI/LLM integrations</text:span></text:span><text:span text:style-name="T1"> via the Vercel AI SDK and example templates—enabling generative UI or chat-driven features.</text:span></text:p>
        </text:list-item>
        <text:list-item>
          <text:p text:style-name="P9"><text:span text:style-name="Strong_20_Emphasis"><text:span text:style-name="T1">Automatic preview deployments</text:span></text:span><text:span text:style-name="T1"> (so designers, developers, and stakeholders can see each new commit live within seconds).</text:span></text:p>
          <text:p text:style-name="P9"><text:span text:style-name="T1"/></text:p>
        </text:list-item>
      </text:list>
      <text:p text:style-name="P6">Because Vercel removes much of the friction of server management, code bundling, and deployment, design teams can rapidly experiment with front-end changes, share them internally or externally for feedback, and integrate with design tools or AI solutions. That accelerates the loop from “here’s a Figma prototype” to “here’s a working app you can interact with,” drastically cutting time to stakeholder review.</text:p>
      <text:p text:style-name="P5"><text:span text:style-name="Emphasis"><text:span text:style-name="T7"/></text:span></text:p>
      <text:h text:style-name="P1" text:outline-level="2"><text:span text:style-name="Emphasis"><text:span text:style-name="T9">Key AI &amp; Generative Features (Relevant to Design Workflows)</text:span></text:span></text:h>
      <text:p text:style-name="Text_20_body"><text:span text:style-name="T1">Although Vercel is not a design tool, it has introduced specialized </text:span><text:span text:style-name="Strong_20_Emphasis"><text:span text:style-name="T6">AI hosting and integration features</text:span></text:span><text:span text:style-name="T6"> </text:span><text:span text:style-name="T1">that can supercharge design-focused prototypes: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list xml:id="list4194841847" text:style-name="L6">
        <text:list-header>
          <text:p text:style-name="P10"><text:soft-page-break/><text:span text:style-name="Strong_20_Emphasis"><text:span text:style-name="T1">Vercel AI SDK</text:span></text:span></text:p>
          <text:list>
            <text:list-item>
              <text:p text:style-name="P10"><text:span text:style-name="Strong_20_Emphasis"><text:span text:style-name="T1">What it does:</text:span></text:span><text:span text:style-name="T1"> Offers a streamlined way to embed AI model interactions (e.g., OpenAI’s GPT-4, Anthropic’s Claude, or other LLMs) directly into Next.js or other Vercel-hosted apps.</text:span></text:p>
            </text:list-item>
            <text:list-item>
              <text:p text:style-name="P10"><text:span text:style-name="Strong_20_Emphasis"><text:span text:style-name="T1">Value for design:</text:span></text:span><text:span text:style-name="T1"> Teams can rapidly stand up “prompt-based” UI prototypes (e.g., chat-driven form creators, generative text for a marketing page, or an app that takes user input and modifies the UI). Designers exploring generative UI can partner with devs to spin up these experiments in hours.</text:span></text:p>
            </text:list-item>
            <text:list-item>
              <text:p text:style-name="P10"><text:span text:style-name="Strong_20_Emphasis"><text:span text:style-name="T1">Time savings:</text:span></text:span><text:span text:style-name="T1"> The SDK automates the boilerplate for calling LLMs, handling streaming responses, and managing tokens. Instead of building these integrations from scratch, teams can focus on</text:span><text:span text:style-name="T6"> </text:span><text:span text:style-name="Strong_20_Emphasis"><text:span text:style-name="T6">front-end design</text:span></text:span><text:span text:style-name="T6"> </text:span><text:span text:style-name="T1">and user experience.</text:span></text:p>
            </text:list-item>
            <text:list-item>
              <text:p text:style-name="P10"><text:span text:style-name="Strong_20_Emphasis"><text:span text:style-name="T1">Examples:</text:span></text:span><text:span text:style-name="T1"> Vercel provides starter templates like a ChatGPT clone or a generative Q&amp;A page. A designer could adapt these templates for design-driven user testing—say, an AI that helps users select design layouts based on prompts.</text:span></text:p>
              <text:p text:style-name="P10"><text:span text:style-name="T1"/></text:p>
            </text:list-item>
          </text:list>
          <text:p text:style-name="P10"><text:span text:style-name="Strong_20_Emphasis"><text:span text:style-name="T1">Next.js 13/14 App Router &amp; AI Features</text:span></text:span></text:p>
          <text:list text:continue-numbering="true">
            <text:list-item>
              <text:p text:style-name="P10"><text:span text:style-name="Strong_20_Emphasis"><text:span text:style-name="T1">What it is:</text:span></text:span><text:span text:style-name="T1"> Newer releases of Next.js (the React framework developed by Vercel) have built-in support for edge rendering, server components, and streaming data (ideal for AI responses).</text:span></text:p>
            </text:list-item>
            <text:list-item>
              <text:p text:style-name="P10"><text:span text:style-name="Strong_20_Emphasis"><text:span text:style-name="T1">Value for design:</text:span></text:span><text:span text:style-name="T1"> This architecture enables real-time or near-real-time AI interactions in a web prototype. Designers can create dynamic prototypes that behave more like an AI-augmented tool.</text:span></text:p>
            </text:list-item>
            <text:list-item>
              <text:p text:style-name="P10"><text:span text:style-name="Strong_20_Emphasis"><text:span text:style-name="T1">Time savings:</text:span></text:span><text:span text:style-name="T1"> Because Next.js is zero-config on Vercel, the dev team avoids complex setup. Designers can see a functional AI-driven UI within minutes, share the “preview” link, and gather feedback from stakeholders.</text:span></text:p>
              <text:p text:style-name="P10"><text:span text:style-name="T1"/></text:p>
            </text:list-item>
          </text:list>
          <text:p text:style-name="P10"><text:span text:style-name="Strong_20_Emphasis"><text:span text:style-name="T1"/></text:span></text:p>
        </text:list-header>
        <text:list-item>
          <text:p text:style-name="P10"><text:span text:style-name="Strong_20_Emphasis"><text:span text:style-name="T1"/></text:span></text:p>
          <text:p text:style-name="P10"><text:soft-page-break/><text:span text:style-name="Strong_20_Emphasis"><text:span text:style-name="T1">Integration with Third-Party AI Platforms</text:span></text:span></text:p>
          <text:list>
            <text:list-item>
              <text:p text:style-name="P10"><text:span text:style-name="Strong_20_Emphasis"><text:span text:style-name="T1">What it is:</text:span></text:span><text:span text:style-name="T1"> Because Vercel is framework-agnostic on the backend, one can plug in OpenAI, Replicate, Hugging Face, or other AI services to power generative experiences in a front-end prototype.</text:span></text:p>
            </text:list-item>
            <text:list-item>
              <text:p text:style-name="P10"><text:span text:style-name="Strong_20_Emphasis"><text:span text:style-name="T1">Value for design:</text:span></text:span><text:span text:style-name="T1"> If a design team wants to quickly test an idea like “image generation from user prompts” or “smart form auto-fill,” they can do so using existing AI APIs. Vercel abstracts away the environment config—so you can push code, and a working AI prototype is live.</text:span></text:p>
            </text:list-item>
            <text:list-item>
              <text:p text:style-name="P10"><text:span text:style-name="Strong_20_Emphasis"><text:span text:style-name="T1">Time savings:</text:span></text:span><text:span text:style-name="T1"> Eliminates the need to manage your own servers for hosting model calls. Particularly useful for “short-lived experiments” (hackathons, design sprints, etc.).</text:span></text:p>
              <text:p text:style-name="P10"><text:span text:style-name="T1"/></text:p>
            </text:list-item>
          </text:list>
        </text:list-item>
      </text:list>
      <text:p text:style-name="Text_20_body"><text:span text:style-name="T1">Overall, these features make Vercel a </text:span><text:span text:style-name="Strong_20_Emphasis"><text:span text:style-name="T6">powerful platform for bridging design prototypes and AI</text:span></text:span><text:span text:style-name="T1">—rapidly moving from static mockups to dynamic experiences that can incorporate generative UI or user-personalized content.</text:span></text:p>
      <text:p text:style-name="P5"><text:span text:style-name="Emphasis"><text:span text:style-name="T7"/></text:span></text:p>
      <text:h text:style-name="P1" text:outline-level="2"><text:span text:style-name="Emphasis"><text:span text:style-name="T11">Architectural Workflow &amp; Integration with the Design Process</text:span></text:span></text:h>
      <text:p text:style-name="Text_20_body"><text:span text:style-name="T1">Below is a </text:span><text:span text:style-name="Strong_20_Emphasis"><text:span text:style-name="T1">high-level architecture</text:span></text:span><text:span text:style-name="T1"> showing how </text:span><text:span text:style-name="T3">our</text:span><text:span text:style-name="T1"> enterprise design team </text:span><text:span text:style-name="T3">can</text:span><text:span text:style-name="T1"> use Vercel alongside design tools (like Figma, Replit, or Gemini-based AI) to streamline development and deployment:</text:span></text:p>
      <text:p text:style-name="P5"><text:span text:style-name="Emphasis"><text:span text:style-name="T10"/></text:span></text:p>
      <text:p text:style-name="P15"><text:span text:style-name="Emphasis"><text:span text:style-name="Strong_20_Emphasis"><text:span text:style-name="T10">Designers</text:span></text:span></text:span><text:span text:style-name="Emphasis"><text:span text:style-name="T10"> create or refine UI in Figma. They may use Figma’s AI features to generate initial layouts or text.</text:span></text:span></text:p>
      <text:list xml:id="list239521642" text:style-name="L8">
        <text:list-item>
          <text:p text:style-name="P12"><text:span text:style-name="T6">The team (or devs) translates those designs into Next.js code, possibly with </text:span><text:span text:style-name="Strong_20_Emphasis"><text:span text:style-name="T6">AI assistance</text:span></text:span><text:span text:style-name="T6"> (e.g., code generation from Figma, or using the Vercel AI SDK for interactive features).</text:span></text:p>
        </text:list-item>
      </text:list>
      <text:list xml:id="list2452876509" text:style-name="L9">
        <text:list-item>
          <text:p text:style-name="P13"><text:span text:style-name="T6">Once code changes are committed, Vercel automatically spins up a </text:span><text:span text:style-name="Strong_20_Emphasis"><text:span text:style-name="T6">Preview Deployment</text:span></text:span><text:span text:style-name="T6">—a unique, shareable URL. Designers, product managers, QA, etc., can instantly test the live version without waiting for a formal release.</text:span></text:p>
        </text:list-item>
      </text:list>
      <text:list xml:id="list569009209" text:style-name="L10">
        <text:list-item>
          <text:p text:style-name="P8">If the prototype includes generative features (e.g., user can type a prompt to see new UI elements), the code calls an external LLM (e.g., OpenAI) via the Vercel AI SDK. All the necessary serverless routing is handled under the hood.</text:p>
        </text:list-item>
      </text:list>
      <text:list xml:id="list2183796561" text:style-name="L11">
        <text:list-item>
          <text:p text:style-name="P14"><text:soft-page-break/><text:span text:style-name="T6">After iteration and stakeholder sign-off, a final push to </text:span><text:span text:style-name="Source_20_Text"><text:span text:style-name="T6">main</text:span></text:span><text:span text:style-name="T6"> (or a release branch) triggers a </text:span><text:span text:style-name="Strong_20_Emphasis"><text:span text:style-name="T6">Production Deployment</text:span></text:span><text:span text:style-name="T6">, making the app or prototype publicly accessible (if desired).</text:span></text:p>
        </text:list-item>
      </text:list>
      <text:p text:style-name="P5"><text:span text:style-name="Emphasis"><text:span text:style-name="T7"/></text:span></text:p>
      <text:h text:style-name="P3" text:outline-level="3"><text:span text:style-name="Emphasis"><text:span text:style-name="T11">Time Savings and Process Improvement</text:span></text:span></text:h>
      <text:p text:style-name="P15"><text:span text:style-name="Emphasis"><text:span text:style-name="T11"/></text:span></text:p>
      <text:list xml:id="list3004545545" text:style-name="L12">
        <text:list-item>
          <text:p text:style-name="P17"><text:span text:style-name="Strong_20_Emphasis"><text:span text:style-name="T1">Zero DevOps overhead:</text:span></text:span><text:span text:style-name="T1"> Vercel eliminates tasks like setting up CI/CD pipelines, configuring servers, etc. This alone saves hours or days per project.</text:span></text:p>
        </text:list-item>
        <text:list-item>
          <text:p text:style-name="P17"><text:span text:style-name="Strong_20_Emphasis"><text:span text:style-name="T1">Automated previews:</text:span></text:span><text:span text:style-name="T1"> Reduces friction for design reviews; no manual environment setup is needed.</text:span></text:p>
        </text:list-item>
        <text:list-item>
          <text:p text:style-name="P17"><text:span text:style-name="Strong_20_Emphasis"><text:span text:style-name="T1">Real-time updates:</text:span></text:span><text:span text:style-name="T1"> Designers and product leads can see changes within seconds after code push, enabling continuous feedback loops.</text:span></text:p>
        </text:list-item>
        <text:list-item>
          <text:p text:style-name="P17"><text:span text:style-name="Strong_20_Emphasis"><text:span text:style-name="T1">Scaling AI prototypes:</text:span></text:span><text:span text:style-name="T1"> If an AI feature unexpectedly gains traction (e.g., an internal tool becomes popular), Vercel’s edge network and serverless scaling handle traffic without new infrastructure.</text:span></text:p>
          <text:p text:style-name="P17"><text:span text:style-name="T1"/></text:p>
        </text:list-item>
      </text:list>
      <text:p text:style-name="Text_20_body"><text:span text:style-name="T1">In total, these efficiencies can cut </text:span><text:span text:style-name="Strong_20_Emphasis"><text:span text:style-name="T1">20–40%</text:span></text:span><text:span text:style-name="T1"> off a typical front-end development timeline—especially for projects with frequent design updates or AI experimentation.</text:span></text:p>
      <text:p text:style-name="P5"><text:span text:style-name="Emphasis"><text:span text:style-name="T7"/></text:span></text:p>
      <text:h text:style-name="P1" text:outline-level="2"><text:span text:style-name="Emphasis"><text:span text:style-name="T12">Identified</text:span></text:span><text:span text:style-name="Emphasis"><text:span text:style-name="T11"> Use Cases for AI-Driven Design &amp; Prototyping</text:span></text:span></text:h>
      <text:list xml:id="list923474805" text:style-name="L13">
        <text:list-item>
          <text:p text:style-name="P18"><text:span text:style-name="Strong_20_Emphasis"><text:span text:style-name="T1">Generative Landing Pages or Marketing Microsites</text:span></text:span></text:p>
          <text:list>
            <text:list-item>
              <text:p text:style-name="P18"><text:span text:style-name="Strong_20_Emphasis"><text:span text:style-name="T1">Scenario: </text:span></text:span><text:span text:style-name="Strong_20_Emphasis"><text:span text:style-name="T8">Our</text:span></text:span><text:span text:style-name="T1"> marketing team wants to spin up dynamic landing pages that can generate personalized content for each visitor.</text:span></text:p>
            </text:list-item>
            <text:list-item>
              <text:p text:style-name="P18"><text:span text:style-name="Strong_20_Emphasis"><text:span text:style-name="T1">Using Vercel:</text:span></text:span><text:span text:style-name="T1"> </text:span><text:span text:style-name="T4">Engineering</text:span><text:span text:style-name="T1"> quickly build</text:span><text:span text:style-name="T4">s</text:span><text:span text:style-name="T1"> a Next.js page integrated with an LLM. Each commit automatically deploys to a staging URL. The marketing/design team iterates in near-real-time on the copy and layout in Figma, then checks how it looks/behaves in the live environment.</text:span></text:p>
            </text:list-item>
            <text:list-item>
              <text:p text:style-name="P18"><text:span text:style-name="Strong_20_Emphasis"><text:span text:style-name="T1">Outcome:</text:span></text:span><text:span text:style-name="T1"> Marketing gets to test multiple variations of AI-personalized text or images. The time from concept to a working landing page can drop from weeks to days.</text:span></text:p>
            </text:list-item>
          </text:list>
        </text:list-item>
        <text:list-item>
          <text:p text:style-name="P18"><text:soft-page-break/><text:span text:style-name="Strong_20_Emphasis"><text:span text:style-name="T1">Interactive Prototypes for User Testing</text:span></text:span></text:p>
          <text:list>
            <text:list-item>
              <text:p text:style-name="P18"><text:span text:style-name="Strong_20_Emphasis"><text:span text:style-name="T1">Scenario:</text:span></text:span><text:span text:style-name="T1"> </text:span><text:span text:style-name="T4">Our</text:span><text:span text:style-name="T1"> UX team wants a functional prototype that does more than static mockups—for instance, an on-boarding flow with AI-driven suggestions.</text:span></text:p>
            </text:list-item>
            <text:list-item>
              <text:p text:style-name="P18"><text:span text:style-name="Strong_20_Emphasis"><text:span text:style-name="T1">Using Vercel:</text:span></text:span><text:span text:style-name="T1"> The team uses Figma for initial screens, exports components or references them in code, and sets up a Next.js project with the Vercel AI SDK. Now participants in user testing can type real data or prompts and see dynamic responses.</text:span></text:p>
            </text:list-item>
            <text:list-item>
              <text:p text:style-name="P18"><text:span text:style-name="Strong_20_Emphasis"><text:span text:style-name="T1">Outcome:</text:span></text:span><text:span text:style-name="T1"> The test results are more realistic, leading to better feedback. Deployment is frictionless, so every new iteration is tested via a fresh URL.</text:span></text:p>
            </text:list-item>
          </text:list>
        </text:list-item>
        <text:list-item>
          <text:p text:style-name="P18"><text:span text:style-name="Strong_20_Emphasis"><text:span text:style-name="T1">Design System &amp; Docs Hub with AI</text:span></text:span></text:p>
          <text:list>
            <text:list-item>
              <text:p text:style-name="P18"><text:span text:style-name="Strong_20_Emphasis"><text:span text:style-name="T1">Scenario:</text:span></text:span><text:span text:style-name="T1"> </text:span><text:span text:style-name="T4">Our</text:span><text:span text:style-name="T1"> design system includes guidelines, components, and usage tips. </text:span><text:span text:style-name="T4">Say we</text:span><text:span text:style-name="T1"> want an internal doc site with an AI chatbot that answers design queries (e.g., “How do I use the primary button in a mobile layout?”).</text:span></text:p>
            </text:list-item>
            <text:list-item>
              <text:p text:style-name="P18"><text:span text:style-name="Strong_20_Emphasis"><text:span text:style-name="T1">Using Vercel:</text:span></text:span><text:span text:style-name="T1"> </text:span><text:span text:style-name="T4">We </text:span><text:span text:style-name="T1">set up a Next.js docs site deployed on Vercel, embed a chatbot using the Vercel AI SDK or ChatBot UI example, and point the LLM at their design system docs.</text:span></text:p>
            </text:list-item>
            <text:list-item>
              <text:p text:style-name="P18"><text:span text:style-name="Strong_20_Emphasis"><text:span text:style-name="T1">Outcome:</text:span></text:span><text:span text:style-name="T1"> Designers/developers have an interactive reference that’s always up-to-date, and the site scales automatically with usage.</text:span></text:p>
            </text:list-item>
          </text:list>
        </text:list-item>
        <text:list-item>
          <text:p text:style-name="P18"><text:span text:style-name="Strong_20_Emphasis"><text:span text:style-name="T1">Private or On-Prem-Like AI Integrations</text:span></text:span></text:p>
          <text:list>
            <text:list-item>
              <text:p text:style-name="P18"><text:span text:style-name="Strong_20_Emphasis"><text:span text:style-name="T1">Scenario:</text:span></text:span><text:span text:style-name="T1"> </text:span><text:span text:style-name="T4">We</text:span><text:span text:style-name="T1"> want to avoid sending sensitive data to public AI endpoints.</text:span></text:p>
            </text:list-item>
            <text:list-item>
              <text:p text:style-name="P18"><text:span text:style-name="Strong_20_Emphasis"><text:span text:style-name="T1">Using Vercel:</text:span></text:span><text:span text:style-name="T1"> With Next.js serverless functions or edge functions, </text:span><text:span text:style-name="T4">we</text:span><text:span text:style-name="T1"> can route AI requests to a self-hosted model (e.g., an on-prem large language model behind a secure API). Vercel manages the deployment for the Next.js layer, while the actual LLM runs in the corporate network or a private cloud.</text:span></text:p>
            </text:list-item>
            <text:list-item>
              <text:p text:style-name="P18"><text:span text:style-name="Strong_20_Emphasis"><text:span text:style-name="T1">Outcome:</text:span></text:span><text:span text:style-name="T1"> Secure architecture that still benefits from Vercel’s ease of deployment and preview workflows, without exposing internal data to a public AI.</text:span></text:p>
            </text:list-item>
          </text:list>
        </text:list-item>
      </text:list>
      <text:p text:style-name="P5"><text:span text:style-name="Emphasis"><text:span text:style-name="T7"/></text:span></text:p>
      <text:p text:style-name="P5"><text:span text:style-name="Emphasis"><text:span text:style-name="T7"/></text:span></text:p>
      <text:h text:style-name="P1" text:outline-level="2"><text:soft-page-break/><text:span text:style-name="Emphasis"><text:span text:style-name="T11">Technical Stack &amp; Architecture Details</text:span></text:span></text:h>
      <text:h text:style-name="P4" text:outline-level="3">Core Pieces</text:h>
      <text:list xml:id="list578956143" text:style-name="L14">
        <text:list-item>
          <text:p text:style-name="P19"><text:span text:style-name="Strong_20_Emphasis"><text:span text:style-name="T1">Next.js</text:span></text:span><text:span text:style-name="T1">: Primary framework that leverages React for the UI and can run server-side logic (for AI calls) via serverless or edge functions.</text:span></text:p>
        </text:list-item>
        <text:list-item>
          <text:p text:style-name="P19"><text:span text:style-name="Strong_20_Emphasis"><text:span text:style-name="T1">Vercel Platform</text:span></text:span><text:span text:style-name="T1">: Automates deployments of Next.js code; integrates tightly with GitHub/GitLab/Bitbucket.</text:span></text:p>
        </text:list-item>
        <text:list-item>
          <text:p text:style-name="P19"><text:span text:style-name="Strong_20_Emphasis"><text:span text:style-name="T1">Serverless Functions</text:span></text:span><text:span text:style-name="T1">: Each endpoint or API route is isolated; cold starts can occur, but for short prototypes or moderate traffic, it’s highly efficient.</text:span></text:p>
        </text:list-item>
        <text:list-item>
          <text:p text:style-name="P19"><text:span text:style-name="Strong_20_Emphasis"><text:span text:style-name="T1">Edge Middleware</text:span></text:span><text:span text:style-name="T1">: Code that runs at Vercel’s edge locations (CDN), enabling real-time personalization, AB testing, or AI-based routing.</text:span></text:p>
        </text:list-item>
        <text:list-item>
          <text:p text:style-name="P19"><text:span text:style-name="Strong_20_Emphasis"><text:span text:style-name="T1">Vercel AI SDK</text:span></text:span><text:span text:style-name="T1"> (optional): A wrapper for calling large language models, streaming responses, handling errors, etc.</text:span></text:p>
        </text:list-item>
      </text:list>
      <text:h text:style-name="P4" text:outline-level="3">Deployment Pipeline</text:h>
      <text:list xml:id="list389431066" text:style-name="L15">
        <text:list-item>
          <text:p text:style-name="P20"><text:span text:style-name="Strong_20_Emphasis"><text:span text:style-name="T1">Git-based Workflow</text:span></text:span><text:span text:style-name="T1">: Every commit triggers a Vercel build.</text:span></text:p>
        </text:list-item>
        <text:list-item>
          <text:p text:style-name="P20"><text:span text:style-name="Strong_20_Emphasis"><text:span text:style-name="T1">Build Step</text:span></text:span><text:span text:style-name="T1">: Next.js is compiled, assets bundled. If </text:span><text:span text:style-name="T4">we use</text:span><text:span text:style-name="T1"> AI calls, environment variables for API keys must be configured in Vercel’s dashboard.</text:span></text:p>
        </text:list-item>
        <text:list-item>
          <text:p text:style-name="P20"><text:span text:style-name="Strong_20_Emphasis"><text:span text:style-name="T1">Preview URL</text:span></text:span><text:span text:style-name="T1">: Vercel generates a unique subdomain for the commit, letting the team instantly test.</text:span></text:p>
        </text:list-item>
        <text:list-item>
          <text:p text:style-name="P20"><text:span text:style-name="Strong_20_Emphasis"><text:span text:style-name="T1">Production Deploy</text:span></text:span><text:span text:style-name="T1">: Merging to main or a designated production branch triggers a final deploy (URL can be custom domain or a Vercel-provided domain).</text:span></text:p>
        </text:list-item>
      </text:list>
      <text:h text:style-name="P4" text:outline-level="3">Edge vs. Serverless</text:h>
      <text:list xml:id="list1090681743" text:style-name="L16">
        <text:list-item>
          <text:p text:style-name="P21"><text:span text:style-name="Strong_20_Emphasis"><text:span text:style-name="T1">Edge Functions</text:span></text:span><text:span text:style-name="T1">: Ultra-low-latency responses, suitable for personalization or real-time rewriting. Great for user-specific AI interactions that need speed.</text:span></text:p>
        </text:list-item>
        <text:list-item>
          <text:p text:style-name="P21"><text:span text:style-name="Strong_20_Emphasis"><text:span text:style-name="T1">Serverless Functions</text:span></text:span><text:span text:style-name="T1">: Slightly slower cold starts, but more straightforward for AI calls that involve heavier processing or require more memory (like calling external LLM APIs).</text:span></text:p>
        </text:list-item>
      </text:list>
      <text:p text:style-name="P5"><text:span text:style-name="Emphasis"><text:span text:style-name="T7"/></text:span></text:p>
      <text:p text:style-name="P5"><text:span text:style-name="Emphasis"><text:span text:style-name="T7"/></text:span></text:p>
      <text:p text:style-name="P5"><text:span text:style-name="Emphasis"><text:span text:style-name="T7"/></text:span></text:p>
      <text:p text:style-name="P5"><text:span text:style-name="Emphasis"><text:span text:style-name="T7"/></text:span></text:p>
      <text:p text:style-name="P5"><text:span text:style-name="Emphasis"><text:span text:style-name="T7"/></text:span></text:p>
      <text:h text:style-name="P2" text:outline-level="2"><text:soft-page-break/><text:span text:style-name="Emphasis"><text:span text:style-name="T13">Security, Privacy, and Governance</text:span></text:span></text:h>
      <text:p text:style-name="P16"><text:span text:style-name="Emphasis"><text:span text:style-name="T13"/></text:span></text:p>
      <text:list xml:id="list27602877" text:style-name="L17">
        <text:list-item>
          <text:p text:style-name="P22"><text:span text:style-name="Strong_20_Emphasis"><text:span text:style-name="T1">Data Handling &amp; Environment Variables</text:span></text:span></text:p>
          <text:list>
            <text:list-item>
              <text:p text:style-name="P22"><text:span text:style-name="Strong_20_Emphasis"><text:span text:style-name="T1">What to watch for:</text:span></text:span><text:span text:style-name="T1"> Storing LLM API keys (e.g., OpenAI key) in Vercel requires environment variable encryption. </text:span><text:span text:style-name="T4">We must ensure</text:span><text:span text:style-name="T1"> these are set in Vercel’s project settings with limited access.</text:span></text:p>
            </text:list-item>
            <text:list-item>
              <text:p text:style-name="P22"><text:span text:style-name="Strong_20_Emphasis"><text:span text:style-name="T1">Best practice:</text:span></text:span><text:span text:style-name="T1"> Use secrets for every environment (dev, staging, prod). Avoid committing secrets in Git.</text:span></text:p>
            </text:list-item>
          </text:list>
        </text:list-item>
        <text:list-item>
          <text:p text:style-name="P22"><text:span text:style-name="Strong_20_Emphasis"><text:span text:style-name="T1">IP &amp; Confidential Designs</text:span></text:span></text:p>
          <text:list>
            <text:list-item>
              <text:p text:style-name="P22"><text:span text:style-name="Strong_20_Emphasis"><text:span text:style-name="T1">Risk:</text:span></text:span><text:span text:style-name="T1"> The front-end or prototypes could inadvertently expose unreleased product features if the repo or preview links are public.</text:span></text:p>
            </text:list-item>
            <text:list-item>
              <text:p text:style-name="P22"><text:span text:style-name="Strong_20_Emphasis"><text:span text:style-name="T1">Mitigation:</text:span></text:span><text:span text:style-name="T1"> Vercel supports </text:span><text:span text:style-name="Strong_20_Emphasis"><text:span text:style-name="T1">password-protected</text:span></text:span><text:span text:style-name="T1"> or “team-only” preview deployments. Some enterprises place the entire project in a private Git repo with restricted Vercel team access.</text:span></text:p>
            </text:list-item>
          </text:list>
        </text:list-item>
        <text:list-item>
          <text:p text:style-name="P22"><text:span text:style-name="Strong_20_Emphasis"><text:span text:style-name="T1">PII/PHI or Sensitive Data</text:span></text:span></text:p>
          <text:list>
            <text:list-item>
              <text:p text:style-name="P22"><text:span text:style-name="Strong_20_Emphasis"><text:span text:style-name="T1">Risk:</text:span></text:span><text:span text:style-name="T1"> If </text:span><text:span text:style-name="T4">our</text:span><text:span text:style-name="T1"> AI-based prototype prompts users for personal data, it might be processed by external LLMs.</text:span></text:p>
            </text:list-item>
            <text:list-item>
              <text:p text:style-name="P22"><text:span text:style-name="Strong_20_Emphasis"><text:span text:style-name="T1">Mitigation:</text:span></text:span><text:span text:style-name="T1"> For compliance (HIPAA, GDPR, etc.), </text:span><text:span text:style-name="T4">we should consider</text:span><text:span text:style-name="T1"> either anonymizing data or using a self-hosted or enterprise AI service behind your firewall.</text:span></text:p>
            </text:list-item>
            <text:list-item>
              <text:p text:style-name="P22"><text:span text:style-name="Strong_20_Emphasis"><text:span text:style-name="T1">Access Control:</text:span></text:span><text:span text:style-name="T1"> Vercel’s RBAC features </text:span><text:span text:style-name="T5">will let us</text:span><text:span text:style-name="T1"> limit who can deploy or see logs.</text:span></text:p>
            </text:list-item>
          </text:list>
        </text:list-item>
        <text:list-item>
          <text:p text:style-name="P22"><text:span text:style-name="Strong_20_Emphasis"><text:span text:style-name="T1">Model Policy</text:span></text:span></text:p>
          <text:list>
            <text:list-item>
              <text:p text:style-name="P22"><text:span text:style-name="Strong_20_Emphasis"><text:span text:style-name="T1">What to watch for:</text:span></text:span><text:span text:style-name="T1"> If </text:span><text:span text:style-name="T4">we use</text:span><text:span text:style-name="T1"> an external AI model (OpenAI, Anthropic, etc.), </text:span><text:span text:style-name="T4">we must </text:span><text:span text:style-name="T1">check whether they store or train on your data.</text:span></text:p>
            </text:list-item>
            <text:list-item>
              <text:p text:style-name="P22"><text:span text:style-name="Strong_20_Emphasis"><text:span text:style-name="T1">Mitigation:</text:span></text:span><text:span text:style-name="T1"> </text:span><text:span text:style-name="T4">We must e</text:span><text:span text:style-name="T1">valuate providers with enterprise or data-privacy modes. Alternatively, route calls to a private model via secure endpoints.</text:span></text:p>
            </text:list-item>
          </text:list>
        </text:list-item>
        <text:list-item>
          <text:p text:style-name="P22"><text:span text:style-name="Strong_20_Emphasis"><text:span text:style-name="T1">Audit &amp; Logging</text:span></text:span></text:p>
          <text:list>
            <text:list-item>
              <text:p text:style-name="P22"><text:span text:style-name="Strong_20_Emphasis"><text:span text:style-name="T1">Need:</text:span></text:span><text:span text:style-name="T1"> </text:span><text:span text:style-name="T5">We</text:span><text:span text:style-name="T1"> require audit trails for changes or user access.</text:span></text:p>
            </text:list-item>
            <text:list-item>
              <text:p text:style-name="P22"><text:soft-page-break/><text:span text:style-name="Strong_20_Emphasis"><text:span text:style-name="T1">Solution:</text:span></text:span><text:span text:style-name="T1"> Typically, this is handled in our Git provider (commit logs) plus Vercel’s built-in Deployment Logs and Team Audit Logs. For AI interactions, </text:span><text:span text:style-name="T5">we</text:span><text:span text:style-name="T1"> may need additional logging in your serverless functions to track usage.</text:span></text:p>
              <text:p text:style-name="P22"><text:span text:style-name="T1"/></text:p>
            </text:list-item>
          </text:list>
        </text:list-item>
      </text:list>
      <text:p text:style-name="Text_20_body"><text:span text:style-name="Strong_20_Emphasis"><text:span text:style-name="T1">Overall</text:span></text:span><text:span text:style-name="T1">: Vercel can be made enterprise-ready by restricting access, using private repos, carefully managing environment variables, and considering a self-hosted LLM approach if data sensitivity is high.</text:span></text:p>
      <text:h text:style-name="P1" text:outline-level="2"><text:span text:style-name="Emphasis"><text:span text:style-name="T11">Estimated Time &amp; Cost Savings</text:span></text:span></text:h>
      <text:p text:style-name="P15"><text:span text:style-name="Emphasis"><text:span text:style-name="T11"/></text:span></text:p>
      <text:list xml:id="list3563871542" text:style-name="L18">
        <text:list-item>
          <text:p text:style-name="P23"><text:span text:style-name="Strong_20_Emphasis"><text:span text:style-name="T1">Deployment Overhead</text:span></text:span></text:p>
          <text:list>
            <text:list-item>
              <text:p text:style-name="P7">Before Vercel: Setting up a custom CI/CD pipeline, configuring servers, dealing with DNS, often takes days (or more) in many organizations.</text:p>
            </text:list-item>
            <text:list-item>
              <text:p text:style-name="P7">With Vercel: “Push code = deployed.” This can free up DevOps resources and let design teams focus on the front-end experience.</text:p>
            </text:list-item>
          </text:list>
        </text:list-item>
        <text:list-item>
          <text:p text:style-name="P23"><text:span text:style-name="Strong_20_Emphasis"><text:span text:style-name="T1">AI/LLM Integration</text:span></text:span></text:p>
          <text:list>
            <text:list-item>
              <text:p text:style-name="P7">Traditional approach: Weeks of configuration to set up Node servers, integrate external APIs, handle streaming responses, etc.</text:p>
            </text:list-item>
            <text:list-item>
              <text:p text:style-name="P7">Vercel AI SDK &amp; Next.js: Out-of-the-box streaming to the UI, minimal code. Possibly a 50–70% reduction in dev time for the AI piece.</text:p>
            </text:list-item>
          </text:list>
        </text:list-item>
        <text:list-item>
          <text:p text:style-name="P23"><text:span text:style-name="Strong_20_Emphasis"><text:span text:style-name="T1">Preview Workflows</text:span></text:span></text:p>
          <text:list>
            <text:list-item>
              <text:p text:style-name="P7">Without auto previews: Stakeholders wait for a staging build or rely on local builds. This can slow feedback loops.</text:p>
            </text:list-item>
            <text:list-item>
              <text:p text:style-name="P7">With auto previews: Every commit or branch is testable in minutes, improving iteration speed. Particularly beneficial for design-heavy teams that push frequent layout changes.</text:p>
            </text:list-item>
          </text:list>
        </text:list-item>
        <text:list-item>
          <text:p text:style-name="P23"><text:span text:style-name="Strong_20_Emphasis"><text:span text:style-name="T1">Scalability</text:span></text:span></text:p>
          <text:list>
            <text:list-item>
              <text:p text:style-name="P7">Traditional hosting: Adding new features or projects can require new servers or complicated orchestration.</text:p>
            </text:list-item>
            <text:list-item>
              <text:p text:style-name="P7"><text:soft-page-break/>Vercel serverless model: No additional overhead—your usage scales automatically.</text:p>
            </text:list-item>
          </text:list>
        </text:list-item>
      </text:list>
      <text:p text:style-name="Text_20_body"><text:span text:style-name="T1">Collectively, these factors can yield a </text:span><text:span text:style-name="Strong_20_Emphasis"><text:span text:style-name="T1">20–40% faster front-end development cycle</text:span></text:span><text:span text:style-name="T1"> and even bigger benefits (up to 50% or more) for short-lived prototypes or design experiments where time-to-feedback is critical.</text:span></text:p>
      <text:p text:style-name="P5"><text:span text:style-name="Emphasis"><text:span text:style-name="T7"/></text:span></text:p>
      <text:h text:style-name="P1" text:outline-level="2"><text:span text:style-name="Emphasis"><text:span text:style-name="T11">Conclusion &amp; Strategic Recommendations</text:span></text:span></text:h>
      <text:h text:style-name="P4" text:outline-level="3">Why Use Vercel for Design &amp; AI?</text:h>
      <text:p text:style-name="Text_20_body"><text:span text:style-name="T1">Vercel’s platform significantly simplifies the path from </text:span><text:span text:style-name="Strong_20_Emphasis"><text:span text:style-name="T1">design concept</text:span></text:span><text:span text:style-name="T1"> (in Figma or similar) to a </text:span><text:span text:style-name="Strong_20_Emphasis"><text:span text:style-name="T1">live, interactive prototype</text:span></text:span><text:span text:style-name="T1">. This is especially true when combined with AI elements—Vercel’s serverless architecture and AI SDK remove typical integration headaches. The result is a frictionless environment where designers, product managers, and developers can see real-time changes and test them instantly.</text:span></text:p>
      <text:h text:style-name="P4" text:outline-level="3">Where It Fits in an Enterprise Setting</text:h>
      <text:list xml:id="list1411707714" text:style-name="L19">
        <text:list-item>
          <text:p text:style-name="P24"><text:span text:style-name="Strong_20_Emphasis"><text:span text:style-name="T1">Prototyping &amp; Rapid POCs:</text:span></text:span><text:span text:style-name="T1"> Ideal for quickly demoing AI-driven features or new UIs in a visually polished format.</text:span></text:p>
        </text:list-item>
        <text:list-item>
          <text:p text:style-name="P24"><text:span text:style-name="Strong_20_Emphasis"><text:span text:style-name="T1">Production Hosting for Front-End Apps:</text:span></text:span><text:span text:style-name="T1"> As Next.js apps mature, they can remain on Vercel through production. This continuity helps avoid replatforming.</text:span></text:p>
        </text:list-item>
        <text:list-item>
          <text:p text:style-name="P24"><text:span text:style-name="Strong_20_Emphasis"><text:span text:style-name="T1">Augmenting Existing Systems:</text:span></text:span><text:span text:style-name="T1"> </text:span><text:span text:style-name="T5">Since we have </text:span><text:span text:style-name="T1">legacy backend, Vercel can be a front-end layer that calls </text:span><text:span text:style-name="T5">our</text:span><text:span text:style-name="T1"> internal APIs or a self-hosted AI model.</text:span></text:p>
        </text:list-item>
      </text:list>
      <text:h text:style-name="P4" text:outline-level="3">Best Practices</text:h>
      <text:list xml:id="list151561674" text:style-name="L20">
        <text:list-item>
          <text:p text:style-name="P25"><text:span text:style-name="Strong_20_Emphasis"><text:span text:style-name="T1">Set up Governance:</text:span></text:span><text:span text:style-name="T1"> </text:span><text:span text:style-name="T5">We need to r</text:span><text:span text:style-name="T1">estrict who can deploy to production, ensure environment variables are managed securely, and implement corporate single sign-on if needed.</text:span></text:p>
        </text:list-item>
        <text:list-item>
          <text:p text:style-name="P25"><text:span text:style-name="Strong_20_Emphasis"><text:span text:style-name="T1">Establish a Dev→Design Loop:</text:span></text:span><text:span text:style-name="T1"> Designers get direct links to the auto-deployed previews for fast feedback.</text:span></text:p>
        </text:list-item>
        <text:list-item>
          <text:p text:style-name="P25"><text:span text:style-name="Strong_20_Emphasis"><text:span text:style-name="T1">Use Reusable Templates for AI Prototypes:</text:span></text:span><text:span text:style-name="T1"> </text:span><text:span text:style-name="T5">We can start</text:span><text:span text:style-name="T1"> with Vercel’s AI examples o</text:span><text:span text:style-name="T5">n our </text:span><text:span text:style-name="T1">own internal templates, so each new experiment is only a few steps from going live.</text:span></text:p>
        </text:list-item>
        <text:list-item>
          <text:p text:style-name="P25"><text:soft-page-break/><text:span text:style-name="Strong_20_Emphasis"><text:span text:style-name="T1">Monitor Costs:</text:span></text:span><text:span text:style-name="T1"> While serverless is cost-efficient for spiky workloads, </text:span><text:span text:style-name="T5">we have to</text:span><text:span text:style-name="T1"> monitor usage </text:span><text:span text:style-name="T5">when running </text:span><text:span text:style-name="T1">run high-traffic AI queries (e.g., calls to GPT-4). Vercel is typically pay-as-you-go for bandwidth and function invocations.</text:span></text:p>
          <text:p text:style-name="P25"><text:span text:style-name="T1"/></text:p>
        </text:list-item>
      </text:list>
      <text:p text:style-name="Text_20_body"><text:span text:style-name="Strong_20_Emphasis"><text:span text:style-name="T1">Outcome</text:span></text:span><text:span text:style-name="T1">: By leveraging Vercel, </text:span><text:span text:style-name="T5">we</text:span><text:span text:style-name="T1"> can drastically reduce the friction of going from design to code to a live environment—especially when introducing generative or AI-powered features. The platform’s serverless approach means near-instant, scalable deployments, while the integration with Next.js (and other frameworks) gives design teams powerful front-end capabilities. Combined with strong security hygiene and process controls, Vercel can accelerate both proof-of-concept cycles and long-term production development.</text:span></text:p>
      <text:p text:style-name="P5"><text:span text:style-name="Emphasis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0:21:06.751225490</meta:creation-date>
    <dc:date>2025-03-25T12:59:01.089958481</dc:date>
    <meta:editing-duration>PT19M4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0" meta:paragraph-count="121" meta:word-count="2353" meta:character-count="15229" meta:non-whitespace-character-count="13095"/>
  </office:meta>
</office:document-meta>
</file>